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Heading_20_1">
      <style:paragraph-properties fo:break-before="page"/>
      <style:text-properties officeooo:paragraph-rsid="000d6d23"/>
    </style:style>
    <style:style style:name="P3" style:family="paragraph" style:parent-style-name="Preformatted_20_Text">
      <style:paragraph-properties fo:margin-left="0in" fo:margin-right="0in" fo:text-indent="0in" style:auto-text-indent="false" fo:padding="0in" fo:border="none"/>
    </style:style>
    <style:style style:name="P4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fo:padding="0in" fo:border="none"/>
    </style:style>
    <style:style style:name="P5" style:family="paragraph" style:parent-style-name="Preformatted_20_Text">
      <style:paragraph-properties fo:margin-top="0in" fo:margin-bottom="0.1965in" style:contextual-spacing="false" fo:padding="0in" fo:border="none"/>
    </style:style>
    <style:style style:name="P6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7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8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120ff"/>
    </style:style>
    <style:style style:name="T3" style:family="text">
      <style:text-properties loext:padding="0in" loext:border="none"/>
    </style:style>
    <style:style style:name="T4" style:family="text">
      <style:text-properties loext:padding="0.0193in" loext:border="0.06pt solid #f7faff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2707. Extra Characters in a String</text:h>
      <text:p text:style-name="P6">You are given a <text:span text:style-name="Strong_20_Emphasis"><text:span text:style-name="T3">0-indexed</text:span></text:span> string <text:span text:style-name="Source_20_Text"><text:span text:style-name="T4">s</text:span></text:span> and a dictionary of words <text:span text:style-name="Source_20_Text"><text:span text:style-name="T4">dictionary</text:span></text:span>. You have to break <text:span text:style-name="Source_20_Text"><text:span text:style-name="T4">s</text:span></text:span> into one or more <text:span text:style-name="Strong_20_Emphasis"><text:span text:style-name="T3">non-overlapping</text:span></text:span> substrings such that each substring is present in <text:span text:style-name="Source_20_Text"><text:span text:style-name="T4">dictionary</text:span></text:span>. There may be some <text:span text:style-name="Strong_20_Emphasis"><text:span text:style-name="T3">extra characters</text:span></text:span> in <text:span text:style-name="Source_20_Text"><text:span text:style-name="T4">s</text:span></text:span> which are not present in any of the substrings.</text:p>
      <text:p text:style-name="P6">Return <text:span text:style-name="Emphasis"><text:span text:style-name="T3">the </text:span></text:span><text:span text:style-name="Emphasis"><text:span text:style-name="Strong_20_Emphasis"><text:span text:style-name="T3">minimum</text:span></text:span></text:span><text:span text:style-name="Emphasis"><text:span text:style-name="T3"> number of extra characters left over if you break up </text:span></text:span><text:span text:style-name="Source_20_Text"><text:span text:style-name="T4">s</text:span></text:span><text:span text:style-name="Emphasis"><text:span text:style-name="T3"> optimally.</text:span></text:span></text:p>
      <text:p text:style-name="P6"><text:span text:style-name="Strong_20_Emphasis"><text:span text:style-name="T3">Example 1:</text:span></text:span></text:p>
      <text:p text:style-name="P3"><text:span text:style-name="Strong_20_Emphasis"><text:span text:style-name="T3">Input:</text:span></text:span> s = "leetscode", dictionary = ["leet","code","leetcode"]</text:p>
      <text:p text:style-name="P3"><text:span text:style-name="Strong_20_Emphasis"><text:span text:style-name="T3">Output:</text:span></text:span> 1</text:p>
      <text:p text:style-name="P3"><text:span text:style-name="Strong_20_Emphasis"><text:span text:style-name="T3">Explanation:</text:span></text:span> We can break s in two substrings: "leet" from index 0 to 3 and "code" from index 5 to 8. There is only 1 unused character (at index 4), so we return 1.</text:p>
      <text:p text:style-name="P5"/>
      <text:p text:style-name="P6"><text:span text:style-name="Strong_20_Emphasis"><text:span text:style-name="T3">Example 2:</text:span></text:span></text:p>
      <text:p text:style-name="P3"><text:span text:style-name="Strong_20_Emphasis"><text:span text:style-name="T3">Input:</text:span></text:span> s = "sayhelloworld", dictionary = ["hello","world"]</text:p>
      <text:p text:style-name="P3"><text:span text:style-name="Strong_20_Emphasis"><text:span text:style-name="T3">Output:</text:span></text:span> 3</text:p>
      <text:p text:style-name="P4"><text:span text:style-name="Strong_20_Emphasis"><text:span text:style-name="T3">Explanation:</text:span></text:span> We can break s in two substrings: "hello" from index 3 to 7 and "world" from index 8 to 12. The characters at indices 0, 1, 2 are not used in any substring and thus are considered as extra characters. Hence, we return 3.</text:p>
      <text:p text:style-name="P6"><text:span text:style-name="Strong_20_Emphasis"><text:span text:style-name="T3">Constraints:</text:span></text:span></text:p>
      <text:list text:style-name="L1">
        <text:list-item>
          <text:p text:style-name="P7"><text:span text:style-name="Source_20_Text"><text:span text:style-name="T4">1 &lt;= s.length &lt;= 50</text:span></text:span></text:p>
        </text:list-item>
        <text:list-item>
          <text:p text:style-name="P7"><text:span text:style-name="Source_20_Text"><text:span text:style-name="T4">1 &lt;= dictionary.length &lt;= 50</text:span></text:span></text:p>
        </text:list-item>
        <text:list-item>
          <text:p text:style-name="P7"><text:span text:style-name="Source_20_Text"><text:span text:style-name="T4">1 &lt;= dictionary[i].length &lt;= 50</text:span></text:span></text:p>
        </text:list-item>
        <text:list-item>
          <text:p text:style-name="P7"><text:span text:style-name="Source_20_Text"><text:span text:style-name="T4">dictionary[i]</text:span></text:span> and <text:span text:style-name="Source_20_Text"><text:span text:style-name="T4">s</text:span></text:span> consists of only lowercase English letters</text:p>
        </text:list-item>
        <text:list-item>
          <text:p text:style-name="P8"><text:span text:style-name="Source_20_Text"><text:span text:style-name="T4">dictionary</text:span></text:span> contains distinct words</text:p>
        </text:list-item>
      </text:list>
      <text:p text:style-name="Standard"/>
      <text:h text:style-name="P2" text:outline-level="1">2707. Extra Characters in a String</text:h>
      <text:p text:style-name="Standard">/*</text:p>
      <text:p text:style-name="Standard"><text:s text:c="3"/><text:span text:style-name="T1"><text:s/>Recusrion + DP: memoization</text:span></text:p>
      <text:p text:style-name="Standard"><text:s text:c="4"/>Time complexity: O(n^<text:span text:style-name="T2">2 * </text:span>m)</text:p>
      <text:p text:style-name="Standard"><text:s text:c="4"/>Space complexity: O(n)</text:p>
      <text:p text:style-name="Standard"><text:s text:c="4"/>n: size of the given string s</text:p>
      <text:p text:style-name="Standard"><text:s text:c="4"/>m: size of the given dictionary</text:p>
      <text:p text:style-name="Standard">*/</text:p>
      <text:p text:style-name="Standard">class Solution {</text:p>
      <text:p text:style-name="Standard">public:</text:p>
      <text:p text:style-name="Standard"><text:s text:c="4"/>int minExtraChar(std::string s, std::vector&lt;std::string&gt;&amp; dictionary) {</text:p>
      <text:p text:style-name="Standard"><text:s text:c="8"/>int n=s.size();</text:p>
      <text:p text:style-name="Standard"><text:s text:c="8"/>std::unordered_map&lt;std::string,int&gt;memo;</text:p>
      <text:p text:style-name="Standard"/>
      <text:p text:style-name="Standard"><text:s text:c="8"/>auto solve=[&amp;](std::string s,auto&amp; self)-&gt;int{</text:p>
      <text:p text:style-name="Standard"><text:s text:c="12"/>if(memo.find(s)!=memo.end()) return memo[s];</text:p>
      <text:p text:style-name="Standard"><text:s text:c="12"/>if(s=="") return 0;</text:p>
      <text:p text:style-name="Standard"><text:s text:c="12"/></text:p>
      <text:p text:style-name="Standard"><text:s text:c="12"/>int ans=INT_MAX;</text:p>
      <text:p text:style-name="Standard"><text:s text:c="12"/>for(auto&amp; w: dictionary){</text:p>
      <text:p text:style-name="Standard"><text:s text:c="16"/>// if w is a prefix of s</text:p>
      <text:p text:style-name="Standard"><text:s text:c="16"/>if(s.substr(0,w.size())==w){</text:p>
      <text:p text:style-name="Standard"><text:s text:c="21"/>std::string suff = s.substr(w.size());</text:p>
      <text:p text:style-name="Standard"><text:s text:c="24"/>ans=std::min(ans,self(suff,self));</text:p>
      <text:p text:style-name="Standard"><text:s text:c="16"/>}</text:p>
      <text:p text:style-name="Standard"><text:s text:c="12"/>}</text:p>
      <text:p text:style-name="Standard"/>
      <text:p text:style-name="Standard"><text:s text:c="12"/>// Skip current character</text:p>
      <text:p text:style-name="Standard"><text:s text:c="12"/>ans=std::min(ans,1+self(s.substr(1,s.size()-1),self));</text:p>
      <text:p text:style-name="Standard"/>
      <text:p text:style-name="Standard"><text:s text:c="12"/>return memo[s]=ans;</text:p>
      <text:p text:style-name="Standard"><text:s text:c="8"/>};</text:p>
      <text:p text:style-name="Standard"><text:s text:c="12"/></text:p>
      <text:p text:style-name="Standard"><text:s text:c="8"/>return solve(s,solve);</text:p>
      <text:p text:style-name="Standard"><text:s text:c="4"/>}</text:p>
      <text:p text:style-name="Standard">}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1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" style:font-family-complex="'Noto Sans Arabic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Arabic" style:font-family-complex="'Noto Sans Arabi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" style:font-family-complex="'Noto Sans Arabic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3T12:38:31.049786368</meta:creation-date>
    <dc:date>2024-09-23T20:20:18.951011991</dc:date>
    <meta:editing-duration>PT13M25S</meta:editing-duration>
    <meta:editing-cycles>6</meta:editing-cycles>
    <meta:generator>LibreOffice/24.2.5.2$Linux_X86_64 LibreOffice_project/420$Build-2</meta:generator>
    <meta:print-date>2024-09-23T20:20:26.829033005</meta:print-date>
    <meta:printed-by>PDF files</meta:printed-by>
    <meta:document-statistic meta:table-count="0" meta:image-count="0" meta:object-count="0" meta:page-count="2" meta:paragraph-count="50" meta:word-count="294" meta:character-count="2145" meta:non-whitespace-character-count="1623"/>
  </office:meta>
</office:document-meta>
</file>